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8_1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3, FF 18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, Hebrew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Synagogue dedication services.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1</text:p>
      <text:p text:style-name="P6">Number of Sheets<text:tab/><text:tab/><text:tab/><text:tab/>4</text:p>
      <text:p text:style-name="P6">Fragment<text:tab/><text:tab/><text:tab/><text:tab/><text:tab/></text:p>
      <text:p text:style-name="P6">Pagination <text:tab/><text:tab/><text:tab/><text:tab/><text:tab/>Y</text:p>
      <text:p text:style-name="P6">Foliation<text:tab/><text:tab/>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4">G/</text:p>
      <text:p text:style-name="P2">A consecration sermon/</text:p>
      <text:p text:style-name="P2">for/</text:p>
      <text:p text:style-name="P2">the Congregation of Netherlanders./</text:p>
      <text:p text:style-name="P2"/>
      <text:p text:style-name="P3">[Page 1]</text:p>
      <text:p text:style-name="P3">My Brethren! <text:s/>I was not officially apprized of the/ honor you intended to confer upon me./ <text:s/><text:span text:style-name="T2">The Committee</text:span><text:span text:style-name="T3"> Your representatives that requested my attendance at/ this solemn assembly, assigned to my humble/ self no part in the conducting of the service./ <text:s/>And I naturally interpreted their kind invitation,/ as a token of respect for the </text:span><text:span text:style-name="T2">office</text:span><text:span text:style-name="T3"> position I hold./ <text:s/>Two days ago, however, I learnt from the printed/ card accompanying the note from the chairman/ of the Committee of arrangements, that I would/ be expected to offer some remarks appropriate/ to the occasion. <text:s/>But while urged by my own/ feelings to satisfy the expectation, and do myself/ justice, I discovered that numerous duties of a/ domestic and an official character, would not/ suffer me to indite a well-digested sermon;/ such a sermon as might be anticipated from/ a prior announcement. <text:s/>This fact I regretted/ exceedingly. <text:s/>But as I stood here listening to/ the impassioned words that fell from the lips/</text:span></text:p>
      <text:p text:style-name="P3"><text:span text:style-name="T3"/></text:p>
      <text:p text:style-name="P3"><text:span text:style-name="T3">[Page 2]</text:span></text:p>
      <text:p text:style-name="P3"><text:span text:style-name="T3">of my Revd colleague, I realized how useless/ </text:span><text:span text:style-name="T2">superfluous</text:span><text:span text:style-name="T3"> futile would have proved in this instance even my best efforts./ <text:s/>Your obligations as Israelites individually and as a/ congregation collectively, </text:span><text:soft-page-break/><text:span text:style-name="T3">have been already well/ defined. <text:s/>You need but exemplify the lessons imparted/ this day, and you will elicit the approbation of/ your fellow-men, and the favor of your God./ <text:s/>I might therefore forbear speaking altogether, and/ you would not perchance lose aught by my/ silence. <text:s/>But I fear a misconstruction of my/ demeanour. <text:s/>I fear that some might erroneously/ regard it an act of incivility, or a want of appre-/-ciation of the privilege I have been granted. <text:s/>Hence/ I am necessarily impelled to detain you a few/ moments. <text:s/>Grant me your indulgent attention./ <text:s/>Brethren! <text:s/>You have exhibited commendable feelings/ in seeking to remodel and beautify these holy/ courts [Hebrew] "to raise anew/ the house of our God, and repair its ruins."/</text:span></text:p>
      <text:p text:style-name="P3"><text:span text:style-name="T3">True, the glory of the Most High, which fills/</text:span></text:p>
      <text:p text:style-name="P3"><text:span text:style-name="T3"/></text:p>
      <text:p text:style-name="P3"><text:span text:style-name="T3">[Page 3]</text:span></text:p>
      <text:p text:style-name="P3"><text:span text:style-name="T3">the immensity of space, cannot be heightened by/ the dedication of this, or of any other shrine, though/ of a transcendent magnificence, but it behooves/ the recipients of divine grace to select for public/ worship a place, whose exterior appearance/ inspires reverence. <text:s/>It would, methinks, denote/ an unpardonable niggardliness in those who are/ axious[sic!] to entertain their earthly associates in the/ finest apartment of their dwellings, to hold com-/-munion with the best of Friends in some dilapi-/-dated or unsightly edifice. <text:s/>King David actu-/-ated by sentiments akin with yours, vowed that/ he would not allow slumber to his eye-lids, until/ he had erected a becoming Sanctuary unto the Mighty/ Protector of Jacob. <text:s/>[Hebrew]/ [Hebrew]. <text:s/>And you know,/ my friends! from history, the priceless treasures/ he prepared, and the zeal he displayed for the/ rearing of the Temple. <text:s/>All-praise be therefore/ given to "the children of Israel," who have endeavou-/-red, within their narrow scope, to imitate the/ example of their royal Psalmist./</text:span></text:p>
      <text:p text:style-name="P3"><text:span text:style-name="T3"/></text:p>
      <text:p text:style-name="P3"><text:span text:style-name="T3">[Page 4]</text:span></text:p>
      <text:p text:style-name="P3"><text:span text:style-name="T3">But is that, I may pertinently ask; an irrefragable/ evidence of piety? <text:s/>Is the embellishing of a Syna-/-gogue the indication of spiritual progress?.../ <text:s/>Brethren! <text:s/>In a city lying beyond our </text:span><text:span text:style-name="T2">bode</text:span><text:span text:style-name="T3"> borders,/ a structure was recently raised, which, if report/ be correct, exceeded in grandeur the very building/ contemplated by the sweet singer of Israel. <text:s/>But/ what of that? <text:s/>The principal elements of construction/ were lacking. <text:s/>They who should have invoked a/ heavenly fire on their newly </text:span><text:span text:style-name="T2">set up</text:span><text:span text:style-name="T3"> erected altar, were/ kindled with the fire of dissension. <text:s/>The vexatious/ dispute that has unhappily divided the household/ of Israel into two hostile camps, arose among them,/ and you are aware of the consequence generally/ attending a congregational strife. <text:s/>I need/ not point out to you the numerous Synagogues,/ the origin of which was a spirit totally op-/-posite to humility and righteousness. <text:s/>Your/ own experience must have brought this conviction/ home to your minds: that a multiplicity of/ gorgeous temples does not signify an increase/ of devout worshippers[sic!]./</text:span></text:p>
      <text:p text:style-name="P3"><text:span text:style-name="T3"/></text:p>
      <text:p text:style-name="P3"><text:span text:style-name="T3">[Page 5]</text:span></text:p>
      <text:p text:style-name="P3"><text:span text:style-name="T3">Were I addressing my own constituents, I would/ without hesitancy, picture to them, for their instruction,/ the reprehensible feelings, which prompted the/ establishing of many a Synagogue, now perhaps enjoying/ high reputation. <text:s/>But I am admonished not to/ trespass the limits which the occasion allows./ <text:s/>Yet I may, without impropriety, venture to assert,/ that though the outward appearance of a house/ of prayer may evoke pleasurable emotions in/ those whose means rendered it beautiful, never-/-theless the heart of its attendants may be shocking-/-ly hollow. <text:s/>It may be totally destitute of/ religious sentiments. <text:s/>Hear the words of your/ Lord [Hebrew]/ [Hebrew] "the heaven</text:span><text:span text:style-name="T2">s are</text:span><text:span text:style-name="T3"> is my throne,/ &amp; the earth my foot-stool. <text:s/>Where is the house that/ ye can build for me, and where is the place of my/ rest?" <text:s/>[Hebrew]/ [Hebrew] "For all these things/ hath my hand made, and all these things have been/ through me, but to this one will I look, to him/ who is poor, and of a contrite spirit, &amp; who trembleth at/ my word."/</text:span></text:p>
      <text:p text:style-name="P3"><text:span text:style-name="T3"/></text:p>
      <text:p text:style-name="P3"><text:soft-page-break/><text:span text:style-name="T3">[Page 6]</text:span></text:p>
      <text:p text:style-name="P3"><text:span text:style-name="T3">Aye, better that we worship in some obscure/ retreat; better that we hold communion with/ our heavenly Father in our silent chamber, than/ we rear to him a dwelling [Hebrew] "upon/ a basis of vanity and stones of confusion."/ <text:s/>Far be it from me to undervalue the importance/ of places devoted to our solemn </text:span><text:span text:style-name="T2">assemblies</text:span><text:span text:style-name="T3"> gathering. <text:s/>I/ believe, like you, that our Almighty King is honored/ by a multitude of prayful people. <text:s/>[Hebrew]./ <text:s/>Like you, I was taught to believe, that while/ the petition of a single individual may be unworthy/ of reaching the throne of Divine Majesty, the entreaty/ of a whole Congregation will never be rejected."/ <text:s/>[Hebrew]. <text:s/>But they who consti-/-tute the Congregation must be a [Hebrew], must/ be holy to the Lord. <text:s/>Men of purity, who--be their/ position lowly or lofty--can be pointed at as the/ true exponent of Mosaic principles. <text:s/>Humble/ before God, honest in their professions, steadfast/ in their own glorious belief, but tolerant and chari-/-table towards that of others. <text:s/>Active in </text:span><text:span text:style-name="T2">endeavoring</text:span><text:span text:style-name="T3"> their/</text:span></text:p>
      <text:p text:style-name="P3"><text:span text:style-name="T3"/></text:p>
      <text:p text:style-name="P3"><text:span text:style-name="T3">[Page 7]</text:span></text:p>
      <text:p text:style-name="P3"><text:span text:style-name="T3">endeavours to benefit their coreligionists, but/ likewise ready to assist all who suffer./ <text:s/>Earnest in their prayers for the restoration of our/ scattered race, but grateful for the immunities/ they enjoy in the land of their adoption. <text:s/>A/ congregation in Israel, I say, should be composed/ of men who strive by their united efforts to elevate/ the condition of all their fellow-mortals, and that/ especially of those with whom they have community/ of faith and hope. <text:s/>What </text:span><text:span text:style-name="T2">as</text:span><text:span text:style-name="T3"> will avail our/ weekly or daily convocations if they be barren of/ any happy effects among mankind? <text:s/>Verily,/ my friends! if they do not teach us to love righteous-/-ness and abhor wickedness, they are but empty/ utterances. <text:s/>They are a flower without a stem; a/ plant without its stock. <text:s/>A puff of wind will/ scatter both away. <text:s/>My friends!/ <text:s/>With many of us, man's attendance or non-at-/tendance at the Synagogue, is the </text:span><text:span text:style-name="T2">exterior</text:span><text:span text:style-name="T3"> standard/ by which we judge of his religious character./</text:span></text:p>
      <text:p text:style-name="P3"><text:span text:style-name="T3"/></text:p>
      <text:p text:style-name="P3"><text:span text:style-name="T3">[Page 8]</text:span></text:p>
      <text:p text:style-name="P3"><text:span text:style-name="T3"><text:tab/>That is a radical error. <text:s/>You would certain-/-ly be correct in deeming him deserving of censure/ who does not watch at the portals of our minor/ sanctuary [Hebrew],/ but you must consider the fulfilment[sic!] of that/ duty only as the means not as the end of human/ purification. <text:s/>The religion in which you had/ the happiness to be born is a practical religion. <text:s/>It/ is not, as some imagine, centred[sic!] within the/ narrow precincts of a consecrated Tabernacle. <text:s/>To/ the Hebrews of his time who entertained views/ so antagonistic to Judaism the inspired/ Jeremiah exclaimed [Hebrew]/ [Hebrew] "Will ye steal, mur-/-der and commit adultery, </text:span><text:span text:style-name="T2">and</text:span><text:span text:style-name="T3"> and swear falsely, then come and stand/ before me in this house, which is called by my/ name, and say: we are saved?" <text:s/>Not so, my/ faithful hearers, not so. <text:s/>Your religion abides always/ with you, it is carried to every place. <text:s/>The Mo-/-narch on this throne, and the humblest of/ his subjects can, each in his respective sphere,/</text:span></text:p>
      <text:p text:style-name="P3"><text:span text:style-name="T3"/></text:p>
      <text:p text:style-name="P3"><text:span text:style-name="T3">[Page 9]</text:span></text:p>
      <text:p text:style-name="P3"><text:span text:style-name="T3">perform its sublime precepts. <text:s/>In the senate of/ a mighty nation, and in the shop of the </text:span><text:span text:style-name="T2">operative</text:span><text:span text:style-name="T3"> tradesman;/ upon the Juridical bench, and on the clerk's desk. <text:s/>In/ the office of the merchant, and in the factory of/ the artisan, can its noble teachings be equally/ illustrated. <text:s/>Let </text:span><text:span text:style-name="T2">in</text:span><text:span text:style-name="T3"> it then, my Brethren, be/ visible in all your actions. <text:s/>Set religion up/ in your domestic hearth, and you will be good/ sons and daughters, good husbands and wives, good/ and exemplary parents. <text:s/>Let it accompany you/ in your daily vocations, and you will be upright/ in your dealings, faithful to your employers,/ just with those who subsist on handicraft; kind/ and considerate toward your dependents. <text:s/>Place/ it before your eyes in your social intercourse, and/ you will be the </text:span><text:span text:style-name="T2">supporters</text:span><text:span text:style-name="T3"> advocates of human freedom,/ the promoters of order, the propagators of/ civilization. <text:s/>Thus will you exalt, among the/ gentiles, the name you bear. <text:s/>Thus will you/ encircle your own brows with a diadem of untar-/-nished lustre, and you will, above all, sanctify/</text:span></text:p>
      <text:p text:style-name="P3"><text:soft-page-break/><text:span text:style-name="T3"/></text:p>
      <text:p text:style-name="P3"><text:span text:style-name="T3">[Page 10]</text:span></text:p>
      <text:p text:style-name="P3"><text:span text:style-name="T3">the God of Israel; for, that is the goal which we/ all must endeavour to attain [Hebrew]/ [Hebrew]. <text:s/>It is, I trust, with that design/ that you have this day reentered this hallowed/ spot with psalmody and supplications./ <text:s/>Let this house then be wholly and exclusively devoted/ to religion. <text:s/>Let it stand as the testimony and/ monument of your righteous deeds. <text:s/>May the/ light which will illumine your immortal souls proceed from it./ <text:s/>May the decorous demeanour of the worshippers[sic!],/ the favor of their entreaties, the harmony of their/ pious sentiments, the consonance of their spiritual/ promptings, and their aspirations after what soever/ ennobles </text:span><text:span text:style-name="T2">in</text:span><text:span text:style-name="T3"> human nature, draw the divine pre-/-sence around its sacred oracle. <text:s/>With these words/ and wishes I dedicate this house to the Lord./</text:span></text:p>
      <text:p text:style-name="P3"><text:span text:style-name="T3">May the Divine blessing rest upon those who/ will repair hither with pure &amp; devout thoughts, upon/ </text:span><text:span text:style-name="T2">in</text:span><text:span text:style-name="T3"> those who direct </text:span><text:span text:style-name="T2">it</text:span><text:span text:style-name="T3"> this house now becomingly, and will/ preserve it against the pollution of unauthorized/ changes./</text:span></text:p>
      <text:p text:style-name="P3"><text:span text:style-name="T3"/></text:p>
      <text:p text:style-name="P3"><text:span text:style-name="T3">[Page 11]</text:span></text:p>
      <text:p text:style-name="P3"><text:span text:style-name="T3">Let it be Thy gracious will O Almighty Creator,/ that thy countenance may shine upon the/ Congregation of [Hebrew] "the children of Israel"./ <text:s/>Forgive their sins on the awful day now ap-/-proaching, and inscribe their names in the/ book of life, of prosperity and eternal salvation./ <text:s/>Deign to look benignantly upon this vast assem-/-blage, and inspire them with liberality and/ fraternal benevolence. <text:s/>Take also pleasure/ in the labor of thy servants, who strive to spread/ the knowledge of Thee among the denizens of the earth,/ and grant them sustenance, enlargement and/ peace. <text:s/>Bless this country, beneath the folds/ of whose glorious banner, we have been sheltered from/ tyranny and persecution. <text:s/>May it be the land, upon/ which Thine eyes are set continually, to protect it,/ to exalt it, and to render it the joy and triumph/ of all the offspring of Adam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11:12:40</meta:creation-date>
    <dc:date>2013-02-18T12:04:49.36</dc:date>
    <meta:editing-duration>PT13M8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89" meta:word-count="1984" meta:character-count="12460"/>
  </office:meta>
</office:document-meta>
</file>